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0.66cm"/>
    </style:style>
    <style:style style:name="co3" style:family="table-column">
      <style:table-column-properties fo:break-before="auto" style:column-width="4.7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ff0000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p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p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nordnung Daten/Paritäten</text:p>
          </table:table-cell>
        </table:table-row>
        <table:table-row table:style-name="ro2">
          <table:table-cell office:value-type="string" calcext:value-type="string">
            <text:p>2<text:span text:style-name="T1">3</text:span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p<text:span text:style-name="T2">3</text:span>=d<text:span text:style-name="T2">4</text:span><text:span text:style-name="T3">⨁d</text:span><text:span text:style-name="T2">5</text:span><text:span text:style-name="T3">⨁d</text:span><text:span text:style-name="T2">6</text:span><text:span text:style-name="T3">⨁d</text:span><text:span text:style-name="T2">7</text:span></text:p>
          </table:table-cell>
        </table:table-row>
        <table:table-row table:style-name="ro2">
          <table:table-cell office:value-type="string" calcext:value-type="string">
            <text:p>2<text:span text:style-name="T1">2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text:span text:style-name="T2">2</text:span>=d<text:span text:style-name="T2">1</text:span><text:span text:style-name="T3">⨁d</text:span><text:span text:style-name="T2">2</text:span><text:span text:style-name="T3">⨁d</text:span><text:span text:style-name="T2">3</text:span><text:span text:style-name="T3">⨁d</text:span><text:span text:style-name="T2">7</text:span></text:p>
          </table:table-cell>
        </table:table-row>
        <table:table-row table:style-name="ro2">
          <table:table-cell office:value-type="string" calcext:value-type="string">
            <text:p>2<text:span text:style-name="T1">1</text:span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text:span text:style-name="T2">1</text:span>=d<text:span text:style-name="T2">0</text:span><text:span text:style-name="T3">⨁d</text:span><text:span text:style-name="T2">2</text:span><text:span text:style-name="T3">⨁d</text:span><text:span text:style-name="T2">3</text:span><text:span text:style-name="T3">⨁d</text:span><text:span text:style-name="T2">5</text:span><text:span text:style-name="T3">⨁d</text:span><text:span text:style-name="T2">6</text:span></text:p>
          </table:table-cell>
        </table:table-row>
        <table:table-row table:style-name="ro2">
          <table:table-cell office:value-type="string" calcext:value-type="string">
            <text:p>2<text:span text:style-name="T1">0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text:span text:style-name="T2">0</text:span>=d<text:span text:style-name="T2">0</text:span><text:span text:style-name="T3">⨁d</text:span><text:span text:style-name="T2">1</text:span><text:span text:style-name="T3">⨁d</text:span><text:span text:style-name="T2">3</text:span><text:span text:style-name="T3">⨁d</text:span><text:span text:style-name="T2">4</text:span><text:span text:style-name="T3">⨁d</text:span><text:span text:style-name="T2">6</text:span>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h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</text:p>
          </table:table-cell>
          <table:table-cell office:value-type="string" calcext:value-type="string">
            <text:p>p*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2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<text:span text:style-name="T2">0</text:span>=p<text:span text:style-name="T2">0</text:span><text:span text:style-name="T3">⨁p</text:span><text:span text:style-name="T1">*</text:span><text:span text:style-name="T2">0</text:span></text:p>
          </table:table-cell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<text:span text:style-name="T2">1</text:span>=p<text:span text:style-name="T2">1</text:span><text:span text:style-name="T3">⨁p</text:span><text:span text:style-name="T1">*</text:span><text:span text:style-name="T2">1</text:span></text:p>
          </table:table-cell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<text:span text:style-name="T2">2</text:span>=p<text:span text:style-name="T2">2</text:span><text:span text:style-name="T3">⨁p</text:span><text:span text:style-name="T1">*</text:span><text:span text:style-name="T2">2</text:span></text:p>
          </table:table-cell>
        </table:table-row>
        <table:table-row table:style-name="ro2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<text:span text:style-name="T2">3</text:span>=p<text:span text:style-name="T2">3</text:span><text:span text:style-name="T3">⨁p</text:span><text:span text:style-name="T1">*</text:span><text:span text:style-name="T2">3</text:span>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2" office:value-type="string" calcext:value-type="string">
            <text:p>S = 0110 an stelle 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.00.0000</text:date>, <text:time style:data-style-name="N2" text:time-value="14:56:24.1335731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Morandell</meta:initial-creator>
    <meta:creation-date>2021-04-12T15:52:09.992473580</meta:creation-date>
    <meta:generator>LibreOffice/6.4.6.2$Linux_X86_64 LibreOffice_project/40$Build-2</meta:generator>
    <dc:date>2021-04-19T16:59:36.406571530</dc:date>
    <dc:creator>Michael Morandell</dc:creator>
    <meta:editing-duration>PT1H14M28S</meta:editing-duration>
    <meta:editing-cycles>4</meta:editing-cycles>
    <meta:document-statistic meta:table-count="1" meta:cell-count="158" meta:object-count="0"/>
  </office:meta>
</office:document-meta>
</file>